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fc67" officeooo:paragraph-rsid="001dfc67"/>
    </style:style>
    <style:style style:name="P2" style:family="paragraph" style:parent-style-name="Standard" style:list-style-name="L1">
      <style:text-properties officeooo:paragraph-rsid="001dfc67"/>
    </style:style>
    <style:style style:name="P3" style:family="paragraph" style:parent-style-name="Standard">
      <style:text-properties officeooo:paragraph-rsid="001dfc67"/>
    </style:style>
    <style:style style:name="P4" style:family="paragraph" style:parent-style-name="Standard" style:list-style-name="L2">
      <style:text-properties officeooo:paragraph-rsid="001dfc67"/>
    </style:style>
    <style:style style:name="T1" style:family="text">
      <style:text-properties officeooo:rsid="001dfc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paneses </text:p>
      <text:list xml:id="list1074332658" text:style-name="L1">
        <text:list-item>
          <text:p text:style-name="P2">nagata</text:p>
        </text:list-item>
        <text:list-item>
          <text:p text:style-name="P2">kawakochi</text:p>
        </text:list-item>
        <text:list-item>
          <text:p text:style-name="P2">jsw</text:p>
        </text:list-item>
        <text:list-item>
          <text:p text:style-name="P2">toyoo</text:p>
          <text:p text:style-name="P2"/>
        </text:list-item>
      </text:list>
      <text:p text:style-name="P3"><text:span text:style-name="T1">Chinese</text:span></text:p>
      <text:list xml:id="list2911870191" text:style-name="L2">
        <text:list-item>
          <text:p text:style-name="P4"><text:span text:style-name="T1">C</text:span>andy</text:p>
        </text:list-item>
        <text:list-item>
          <text:p text:style-name="P4"><text:span text:style-name="T1">H</text:span>aithi</text:p>
        </text:list-item>
        <text:list-item>
          <text:p text:style-name="P4"><text:span text:style-name="T1">SM</text:span> super master</text:p>
        </text:list-item>
        <text:list-item>
          <text:p text:style-name="P4"><text:span text:style-name="T1">B</text:span>ool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21:56:38.895382599</meta:creation-date>
    <dc:date>2020-09-13T23:04:36.985418147</dc:date>
    <meta:editing-duration>PT57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0" meta:character-count="87" meta:non-whitespace-character-count="83"/>
  </office:meta>
</office:document-meta>
</file>